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8.31mm"/>
    </style:style>
    <style:style style:name="co2" style:family="table-column">
      <style:table-column-properties fo:break-before="auto" style:column-width="21.9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39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3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4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Platby za správu bytových a nebytových prostor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Platby správcům (tis. Kč)</text:p>
          </table:table-cell>
          <table:table-cell table:style-name="ce2"/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2016" calcext:value-type="float">
            <text:p>2016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Liga-servis (původně zaslané)</text:p>
          </table:table-cell>
          <table:table-cell table:style-name="ce3" office:value-type="string" calcext:value-type="string">
            <text:p>Byty</text:p>
          </table:table-cell>
          <table:table-cell table:style-name="ce4" office:value-type="float" office:value="1416000" calcext:value-type="float">
            <text:p>1 416 000</text:p>
          </table:table-cell>
          <table:table-cell table:style-name="ce4" office:value-type="float" office:value="1867000" calcext:value-type="float">
            <text:p>1 867 000</text:p>
          </table:table-cell>
          <table:table-cell table:style-name="ce4" office:value-type="float" office:value="1970000" calcext:value-type="float">
            <text:p>1 970 000</text:p>
          </table:table-cell>
          <table:table-cell table:style-name="ce4" office:value-type="float" office:value="1941000" calcext:value-type="float">
            <text:p>1 941 000</text:p>
          </table:table-cell>
          <table:table-cell table:style-name="ce4" office:value-type="float" office:value="1938000" calcext:value-type="float">
            <text:p>1 938 000</text:p>
          </table:table-cell>
          <table:table-cell table:style-name="ce4" office:value-type="float" office:value="2179000" calcext:value-type="float">
            <text:p>2 179 000</text:p>
          </table:table-cell>
          <table:table-cell table:style-name="ce4" office:value-type="float" office:value="2148000" calcext:value-type="float">
            <text:p>2 148 000</text:p>
          </table:table-cell>
          <table:table-cell table:style-name="ce4" office:value-type="float" office:value="1445000" calcext:value-type="float">
            <text:p>1 445 00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*oprava</text:p>
          </table:table-cell>
          <table:table-cell table:style-name="ce4" office:value-type="string" calcext:value-type="string">
            <text:p>cca</text:p>
          </table:table-cell>
          <table:table-cell table:style-name="ce4" table:number-columns-repeated="5"/>
          <table:table-cell table:style-name="ce4" office:value-type="string" calcext:value-type="string">
            <text:p>cca</text:p>
          </table:table-cell>
          <table:table-cell table:style-name="ce4" office:value-type="float" office:value="350000" calcext:value-type="float">
            <text:p>350 000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3" office:value-type="string" calcext:value-type="string">
            <text:p>Liga-servis</text:p>
          </table:table-cell>
          <table:table-cell table:style-name="ce3" office:value-type="string" calcext:value-type="string">
            <text:p>Nebyty</text:p>
          </table:table-cell>
          <table:table-cell table:style-name="ce4" office:value-type="float" office:value="7127000" calcext:value-type="float">
            <text:p>7 127 000</text:p>
          </table:table-cell>
          <table:table-cell table:style-name="ce4" office:value-type="float" office:value="8320000" calcext:value-type="float">
            <text:p>8 320 000</text:p>
          </table:table-cell>
          <table:table-cell table:style-name="ce4" office:value-type="float" office:value="9246000" calcext:value-type="float">
            <text:p>9 246 000</text:p>
          </table:table-cell>
          <table:table-cell table:style-name="ce4" office:value-type="float" office:value="9325000" calcext:value-type="float">
            <text:p>9 325 000</text:p>
          </table:table-cell>
          <table:table-cell table:style-name="ce4" office:value-type="float" office:value="9133000" calcext:value-type="float">
            <text:p>9 133 000</text:p>
          </table:table-cell>
          <table:table-cell table:style-name="ce4" office:value-type="float" office:value="9606000" calcext:value-type="float">
            <text:p>9 606 000</text:p>
          </table:table-cell>
          <table:table-cell table:style-name="ce4" office:value-type="float" office:value="10403000" calcext:value-type="float">
            <text:p>10 403 000</text:p>
          </table:table-cell>
          <table:table-cell table:style-name="ce4" office:value-type="float" office:value="6973000" calcext:value-type="float">
            <text:p>6 973 00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SOLID</text:p>
          </table:table-cell>
          <table:table-cell table:style-name="ce3" office:value-type="string" calcext:value-type="string">
            <text:p>Byty</text:p>
          </table:table-cell>
          <table:table-cell table:style-name="ce4" office:value-type="float" office:value="456000" calcext:value-type="float">
            <text:p>456 000</text:p>
          </table:table-cell>
          <table:table-cell table:style-name="ce4" office:value-type="float" office:value="421000" calcext:value-type="float">
            <text:p>421 000</text:p>
          </table:table-cell>
          <table:table-cell table:style-name="ce4" office:value-type="float" office:value="454000" calcext:value-type="float">
            <text:p>454 000</text:p>
          </table:table-cell>
          <table:table-cell table:style-name="ce4" office:value-type="float" office:value="448000" calcext:value-type="float">
            <text:p>448 000</text:p>
          </table:table-cell>
          <table:table-cell table:style-name="ce4" office:value-type="float" office:value="451000" calcext:value-type="float">
            <text:p>451 000</text:p>
          </table:table-cell>
          <table:table-cell table:number-columns-repeated="2" table:style-name="ce4" office:value-type="float" office:value="450000" calcext:value-type="float">
            <text:p>450 000</text:p>
          </table:table-cell>
          <table:table-cell table:style-name="ce4" office:value-type="float" office:value="283000" calcext:value-type="float">
            <text:p>283 00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SOLID</text:p>
          </table:table-cell>
          <table:table-cell table:style-name="ce3" office:value-type="string" calcext:value-type="string">
            <text:p>Nebyty</text:p>
          </table:table-cell>
          <table:table-cell table:style-name="ce4" office:value-type="float" office:value="7963000" calcext:value-type="float">
            <text:p>7 963 000</text:p>
          </table:table-cell>
          <table:table-cell table:style-name="ce4" office:value-type="float" office:value="10538000" calcext:value-type="float">
            <text:p>10 538 000</text:p>
          </table:table-cell>
          <table:table-cell table:style-name="ce4" office:value-type="float" office:value="10887000" calcext:value-type="float">
            <text:p>10 887 000</text:p>
          </table:table-cell>
          <table:table-cell table:style-name="ce4" office:value-type="float" office:value="11661000" calcext:value-type="float">
            <text:p>11 661 000</text:p>
          </table:table-cell>
          <table:table-cell table:style-name="ce4" office:value-type="float" office:value="14607000" calcext:value-type="float">
            <text:p>14 607 000</text:p>
          </table:table-cell>
          <table:table-cell table:style-name="ce4" office:value-type="float" office:value="14660000" calcext:value-type="float">
            <text:p>14 660 000</text:p>
          </table:table-cell>
          <table:table-cell table:style-name="ce4" office:value-type="float" office:value="14908000" calcext:value-type="float">
            <text:p>14 908 000</text:p>
          </table:table-cell>
          <table:table-cell table:style-name="ce4" office:value-type="float" office:value="10234000" calcext:value-type="float">
            <text:p>10 234 00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CENTRA</text:p>
          </table:table-cell>
          <table:table-cell table:style-name="ce3" office:value-type="string" calcext:value-type="string">
            <text:p>Byty</text:p>
          </table:table-cell>
          <table:table-cell table:style-name="ce4" office:value-type="float" office:value="12600000" calcext:value-type="float">
            <text:p>12 600 000</text:p>
          </table:table-cell>
          <table:table-cell table:style-name="ce4" office:value-type="float" office:value="12700000" calcext:value-type="float">
            <text:p>12 700 000</text:p>
          </table:table-cell>
          <table:table-cell table:style-name="ce4" office:value-type="float" office:value="12776000" calcext:value-type="float">
            <text:p>12 776 000</text:p>
          </table:table-cell>
          <table:table-cell table:style-name="ce4" office:value-type="float" office:value="12884000" calcext:value-type="float">
            <text:p>12 884 000</text:p>
          </table:table-cell>
          <table:table-cell table:style-name="ce4" office:value-type="float" office:value="12963000" calcext:value-type="float">
            <text:p>12 963 000</text:p>
          </table:table-cell>
          <table:table-cell table:style-name="ce4" office:value-type="float" office:value="12978000" calcext:value-type="float">
            <text:p>12 978 000</text:p>
          </table:table-cell>
          <table:table-cell table:style-name="ce4" office:value-type="float" office:value="12181000" calcext:value-type="float">
            <text:p>12 181 000</text:p>
          </table:table-cell>
          <table:table-cell table:style-name="ce4" office:value-type="float" office:value="8633000" calcext:value-type="float">
            <text:p>8 633 00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CENTRA</text:p>
          </table:table-cell>
          <table:table-cell table:style-name="ce3" office:value-type="string" calcext:value-type="string">
            <text:p>Nebyty</text:p>
          </table:table-cell>
          <table:table-cell table:style-name="ce4" office:value-type="float" office:value="883000" calcext:value-type="float">
            <text:p>883 000</text:p>
          </table:table-cell>
          <table:table-cell table:style-name="ce4" office:value-type="float" office:value="939000" calcext:value-type="float">
            <text:p>939 000</text:p>
          </table:table-cell>
          <table:table-cell table:style-name="ce4" office:value-type="float" office:value="841000" calcext:value-type="float">
            <text:p>841 000</text:p>
          </table:table-cell>
          <table:table-cell table:style-name="ce4" office:value-type="float" office:value="1060000" calcext:value-type="float">
            <text:p>1 060 000</text:p>
          </table:table-cell>
          <table:table-cell table:style-name="ce4" office:value-type="float" office:value="1376000" calcext:value-type="float">
            <text:p>1 376 000</text:p>
          </table:table-cell>
          <table:table-cell table:style-name="ce4" office:value-type="float" office:value="1321000" calcext:value-type="float">
            <text:p>1 321 000</text:p>
          </table:table-cell>
          <table:table-cell table:style-name="ce4" office:value-type="float" office:value="784000" calcext:value-type="float">
            <text:p>784 000</text:p>
          </table:table-cell>
          <table:table-cell table:style-name="ce4" office:value-type="float" office:value="572000" calcext:value-type="float">
            <text:p>572 000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POZNÁMKA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Údaje v tab. "Platby správcům" jsou uvedeny v tisících Kč a byly čerpány z oficiálních účetních sestav, účet 518 0021 pro byty,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518 0022 pro nebytové prostory. Za rok 2016 jsou uvedeny oficiální údaje za 1. až 3. čtvrtletí, účetní uzávěrka za celý rok ještě neproběhla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Spravovaná plocha (m2)</text:p>
          </table:table-cell>
          <table:table-cell table:style-name="ce3"/>
          <table:table-cell table:style-name="ce3" office:value-type="float" office:value="2009" calcext:value-type="float">
            <text:p>2009</text:p>
          </table:table-cell>
          <table:table-cell table:style-name="ce3" office:value-type="float" office:value="2010" calcext:value-type="float">
            <text:p>2010</text:p>
          </table:table-cell>
          <table:table-cell table:style-name="ce3" office:value-type="float" office:value="2011" calcext:value-type="float">
            <text:p>2011</text:p>
          </table:table-cell>
          <table:table-cell table:style-name="ce3" office:value-type="float" office:value="2012" calcext:value-type="float">
            <text:p>2012</text:p>
          </table:table-cell>
          <table:table-cell table:style-name="ce3" office:value-type="float" office:value="2013" calcext:value-type="float">
            <text:p>2013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2016" calcext:value-type="float">
            <text:p>2016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Liga-servis</text:p>
          </table:table-cell>
          <table:table-cell table:style-name="ce3" office:value-type="string" calcext:value-type="string">
            <text:p>Byty</text:p>
          </table:table-cell>
          <table:table-cell table:style-name="ce5" office:value-type="float" office:value="11617.97" calcext:value-type="float">
            <text:p>11 617,97</text:p>
          </table:table-cell>
          <table:table-cell table:style-name="ce5" office:value-type="float" office:value="11834.09" calcext:value-type="float">
            <text:p>11 834,09</text:p>
          </table:table-cell>
          <table:table-cell table:style-name="ce5" office:value-type="float" office:value="11721.46" calcext:value-type="float">
            <text:p>11 721,46</text:p>
          </table:table-cell>
          <table:table-cell table:style-name="ce5" office:value-type="float" office:value="12906.42" calcext:value-type="float">
            <text:p>12 906,42</text:p>
          </table:table-cell>
          <table:table-cell table:style-name="ce5" office:value-type="float" office:value="12970.32" calcext:value-type="float">
            <text:p>12 970,32</text:p>
          </table:table-cell>
          <table:table-cell table:style-name="ce5" office:value-type="float" office:value="13140.67" calcext:value-type="float">
            <text:p>13 140,67</text:p>
          </table:table-cell>
          <table:table-cell table:style-name="ce5" office:value-type="float" office:value="13025.16" calcext:value-type="float">
            <text:p>13 025,16</text:p>
          </table:table-cell>
          <table:table-cell table:style-name="ce5" office:value-type="float" office:value="13235.16" calcext:value-type="float">
            <text:p>13 235,16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Liga-servis</text:p>
          </table:table-cell>
          <table:table-cell table:style-name="ce3" office:value-type="string" calcext:value-type="string">
            <text:p>Nebyty</text:p>
          </table:table-cell>
          <table:table-cell table:style-name="ce5" office:value-type="float" office:value="57572.75" calcext:value-type="float">
            <text:p>57 572,75</text:p>
          </table:table-cell>
          <table:table-cell table:style-name="ce5" office:value-type="float" office:value="66953.66" calcext:value-type="float">
            <text:p>66 953,66</text:p>
          </table:table-cell>
          <table:table-cell table:style-name="ce5" office:value-type="float" office:value="78904.77" calcext:value-type="float">
            <text:p>78 904,77</text:p>
          </table:table-cell>
          <table:table-cell table:style-name="ce5" office:value-type="float" office:value="79575.55" calcext:value-type="float">
            <text:p>79 575,55</text:p>
          </table:table-cell>
          <table:table-cell table:style-name="ce5" office:value-type="float" office:value="77958" calcext:value-type="float">
            <text:p>77 958,00</text:p>
          </table:table-cell>
          <table:table-cell table:style-name="ce5" office:value-type="float" office:value="89387.06" calcext:value-type="float">
            <text:p>89 387,06</text:p>
          </table:table-cell>
          <table:table-cell table:style-name="ce5" office:value-type="float" office:value="98139.35" calcext:value-type="float">
            <text:p>98 139,35</text:p>
          </table:table-cell>
          <table:table-cell table:style-name="ce5" office:value-type="float" office:value="96264.2200000001" calcext:value-type="float">
            <text:p>96 264,22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SOLID</text:p>
          </table:table-cell>
          <table:table-cell table:style-name="ce3" office:value-type="string" calcext:value-type="string">
            <text:p>Byty</text:p>
          </table:table-cell>
          <table:table-cell table:style-name="ce5" office:value-type="float" office:value="18035.12" calcext:value-type="float">
            <text:p>18 035,12</text:p>
          </table:table-cell>
          <table:table-cell table:style-name="ce5" office:value-type="float" office:value="18114.4" calcext:value-type="float">
            <text:p>18 114,40</text:p>
          </table:table-cell>
          <table:table-cell table:style-name="ce5" office:value-type="float" office:value="17667.96" calcext:value-type="float">
            <text:p>17 667,96</text:p>
          </table:table-cell>
          <table:table-cell table:style-name="ce5" office:value-type="float" office:value="17715.32" calcext:value-type="float">
            <text:p>17 715,32</text:p>
          </table:table-cell>
          <table:table-cell table:style-name="ce5" office:value-type="float" office:value="17629.64" calcext:value-type="float">
            <text:p>17 629,64</text:p>
          </table:table-cell>
          <table:table-cell table:style-name="ce5" office:value-type="float" office:value="17655.34" calcext:value-type="float">
            <text:p>17 655,34</text:p>
          </table:table-cell>
          <table:table-cell table:style-name="ce5" office:value-type="float" office:value="17681.08" calcext:value-type="float">
            <text:p>17 681,08</text:p>
          </table:table-cell>
          <table:table-cell table:style-name="ce5" office:value-type="float" office:value="17769.39" calcext:value-type="float">
            <text:p>17 769,39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SOLID</text:p>
          </table:table-cell>
          <table:table-cell table:style-name="ce3" office:value-type="string" calcext:value-type="string">
            <text:p>Nebyty</text:p>
          </table:table-cell>
          <table:table-cell table:style-name="ce5" office:value-type="float" office:value="71087.46" calcext:value-type="float">
            <text:p>71 087,46</text:p>
          </table:table-cell>
          <table:table-cell table:style-name="ce5" office:value-type="float" office:value="107029.67" calcext:value-type="float">
            <text:p>107 029,67</text:p>
          </table:table-cell>
          <table:table-cell table:style-name="ce5" office:value-type="float" office:value="120989.66" calcext:value-type="float">
            <text:p>120 989,66</text:p>
          </table:table-cell>
          <table:table-cell table:style-name="ce5" office:value-type="float" office:value="125199.39" calcext:value-type="float">
            <text:p>125 199,39</text:p>
          </table:table-cell>
          <table:table-cell table:style-name="ce5" office:value-type="float" office:value="189636.63" calcext:value-type="float">
            <text:p>189 636,63</text:p>
          </table:table-cell>
          <table:table-cell table:style-name="ce5" office:value-type="float" office:value="188774.12" calcext:value-type="float">
            <text:p>188 774,12</text:p>
          </table:table-cell>
          <table:table-cell table:style-name="ce5" office:value-type="float" office:value="209335.74" calcext:value-type="float">
            <text:p>209 335,74</text:p>
          </table:table-cell>
          <table:table-cell table:style-name="ce5" office:value-type="float" office:value="211180.35" calcext:value-type="float">
            <text:p>211 180,35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CENTRA</text:p>
          </table:table-cell>
          <table:table-cell table:style-name="ce3" office:value-type="string" calcext:value-type="string">
            <text:p>Byty</text:p>
          </table:table-cell>
          <table:table-cell table:style-name="ce5" table:formula="of:=195765.47+113262.3+85893.18" office:value-type="float" office:value="394920.95" calcext:value-type="float">
            <text:p>394 920,95</text:p>
          </table:table-cell>
          <table:table-cell table:style-name="ce5" table:formula="of:=194607.86+113262.3+85893.18" office:value-type="float" office:value="393763.34" calcext:value-type="float">
            <text:p>393 763,34</text:p>
          </table:table-cell>
          <table:table-cell table:style-name="ce5" table:formula="of:=194607.86+113262.3+85893.18" office:value-type="float" office:value="393763.34" calcext:value-type="float">
            <text:p>393 763,34</text:p>
          </table:table-cell>
          <table:table-cell table:style-name="ce5" table:formula="of:=194607.86+113262.3+85893.18" office:value-type="float" office:value="393763.34" calcext:value-type="float">
            <text:p>393 763,34</text:p>
          </table:table-cell>
          <table:table-cell table:style-name="ce5" table:formula="of:=194607.86+113262.3+85893.18" office:value-type="float" office:value="393763.34" calcext:value-type="float">
            <text:p>393 763,34</text:p>
          </table:table-cell>
          <table:table-cell table:style-name="ce5" table:formula="of:=197079.15+113262.3+85893.18" office:value-type="float" office:value="396234.63" calcext:value-type="float">
            <text:p>396 234,63</text:p>
          </table:table-cell>
          <table:table-cell table:style-name="ce5" table:formula="of:=162902.93+113262.3+85893.18" office:value-type="float" office:value="362058.41" calcext:value-type="float">
            <text:p>362 058,41</text:p>
          </table:table-cell>
          <table:table-cell table:style-name="ce5" table:formula="of:=162902.93+113262.3+85893.18" office:value-type="float" office:value="362058.41" calcext:value-type="float">
            <text:p>362 058,41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CENTRA</text:p>
          </table:table-cell>
          <table:table-cell table:style-name="ce3" office:value-type="string" calcext:value-type="string">
            <text:p>Nebyty</text:p>
          </table:table-cell>
          <table:table-cell table:style-name="ce5" table:formula="of:=17600.65+6926.7+11253.8+11350.96+4188.79+2805.9" office:value-type="float" office:value="54126.8" calcext:value-type="float">
            <text:p>54 126,80</text:p>
          </table:table-cell>
          <table:table-cell table:style-name="ce5" table:formula="of:=15563.8+6926.7+11253.8+11350.96+4188.79+2805.9" office:value-type="float" office:value="52089.95" calcext:value-type="float">
            <text:p>52 089,95</text:p>
          </table:table-cell>
          <table:table-cell table:style-name="ce5" table:formula="of:=15563.8+6926.7+11253.8+11350.96+4188.79+2805.9" office:value-type="float" office:value="52089.95" calcext:value-type="float">
            <text:p>52 089,95</text:p>
          </table:table-cell>
          <table:table-cell table:style-name="ce5" table:formula="of:=15563.8+6926.7+11253.8+11350.96+4188.79+2805.9" office:value-type="float" office:value="52089.95" calcext:value-type="float">
            <text:p>52 089,95</text:p>
          </table:table-cell>
          <table:table-cell table:style-name="ce5" table:formula="of:=15563.8+6926.7+11253.8+11350.96+4188.79+2805.9" office:value-type="float" office:value="52089.95" calcext:value-type="float">
            <text:p>52 089,95</text:p>
          </table:table-cell>
          <table:table-cell table:style-name="ce5" table:formula="of:=17028.58+6926.7+11253.8+11350.96+4188.79+2805.9" office:value-type="float" office:value="53554.73" calcext:value-type="float">
            <text:p>53 554,73</text:p>
          </table:table-cell>
          <table:table-cell table:style-name="ce5" table:formula="of:=9738.94+6926.7+11253.8+11350.96+4188.79+2805.9" office:value-type="float" office:value="46265.09" calcext:value-type="float">
            <text:p>46 265,09</text:p>
          </table:table-cell>
          <table:table-cell table:style-name="ce5" table:formula="of:=9738.94+6926.7+11253.8+11350.96+4188.79+2805.9" office:value-type="float" office:value="46265.09" calcext:value-type="float">
            <text:p>46 265,09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Kč/m2/měsíc</text:p>
          </table:table-cell>
          <table:table-cell table:style-name="ce3"/>
          <table:table-cell table:style-name="ce3" office:value-type="float" office:value="2009" calcext:value-type="float">
            <text:p>2009</text:p>
          </table:table-cell>
          <table:table-cell table:style-name="ce3" office:value-type="float" office:value="2010" calcext:value-type="float">
            <text:p>2010</text:p>
          </table:table-cell>
          <table:table-cell table:style-name="ce3" office:value-type="float" office:value="2011" calcext:value-type="float">
            <text:p>2011</text:p>
          </table:table-cell>
          <table:table-cell table:style-name="ce3" office:value-type="float" office:value="2012" calcext:value-type="float">
            <text:p>2012</text:p>
          </table:table-cell>
          <table:table-cell table:style-name="ce3" office:value-type="float" office:value="2013" calcext:value-type="float">
            <text:p>2013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2016" calcext:value-type="float">
            <text:p>2016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Liga-servis</text:p>
          </table:table-cell>
          <table:table-cell table:style-name="ce3" office:value-type="string" calcext:value-type="string">
            <text:p>Byty</text:p>
          </table:table-cell>
          <table:table-cell table:number-columns-repeated="6" table:style-name="ce5" office:value-type="float" office:value="2.23925592212815" calcext:value-type="float">
            <text:p>2,24</text:p>
          </table:table-cell>
          <table:table-cell table:style-name="ce5" table:formula="of:=[.I5]/[.I17]/12" office:value-type="float" office:value="2.23925592212815" calcext:value-type="float">
            <text:p>2,24</text:p>
          </table:table-cell>
          <table:table-cell table:style-name="ce5" table:formula="of:=[.J4]/[.J17]/12" office:value-type="float" office:value="9.0982403436503" calcext:value-type="float">
            <text:p>9,10</text:p>
          </table:table-cell>
          <table:table-cell office:value-type="string" calcext:value-type="string">
            <text:p>(pozn.: od 2004 se platí po jednotkách, ne po m2; data za 2009-2014 jsou zhruba, úřad dodal špatná data)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Liga-servis</text:p>
          </table:table-cell>
          <table:table-cell table:style-name="ce3" office:value-type="string" calcext:value-type="string">
            <text:p>Nebyty</text:p>
          </table:table-cell>
          <table:table-cell table:style-name="ce5" table:formula="of:=[.C6]/[.C18]/12" office:value-type="float" office:value="10.3159336086372" calcext:value-type="float">
            <text:p>10,32</text:p>
          </table:table-cell>
          <table:table-cell table:style-name="ce5" table:formula="of:=[.D6]/[.D18]/12" office:value-type="float" office:value="10.3554209483594" calcext:value-type="float">
            <text:p>10,36</text:p>
          </table:table-cell>
          <table:table-cell table:style-name="ce5" table:formula="of:=[.E6]/[.E18]/12" office:value-type="float" office:value="9.76493563063425" calcext:value-type="float">
            <text:p>9,76</text:p>
          </table:table-cell>
          <table:table-cell table:style-name="ce5" table:formula="of:=[.F6]/[.F18]/12" office:value-type="float" office:value="9.76535296750488" calcext:value-type="float">
            <text:p>9,77</text:p>
          </table:table-cell>
          <table:table-cell table:style-name="ce5" table:formula="of:=[.G6]/[.G18]/12" office:value-type="float" office:value="9.7627354900502" calcext:value-type="float">
            <text:p>9,76</text:p>
          </table:table-cell>
          <table:table-cell table:style-name="ce5" table:formula="of:=[.H6]/[.H18]/12" office:value-type="float" office:value="8.95543493655569" calcext:value-type="float">
            <text:p>8,96</text:p>
          </table:table-cell>
          <table:table-cell table:style-name="ce5" table:formula="of:=[.I6]/[.I18]/12" office:value-type="float" office:value="8.83352769981324" calcext:value-type="float">
            <text:p>8,83</text:p>
          </table:table-cell>
          <table:table-cell table:style-name="ce5" table:formula="of:=[.J6]/[.J18]/12" office:value-type="float" office:value="6.03633762714052" calcext:value-type="float">
            <text:p>6,04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SOLID</text:p>
          </table:table-cell>
          <table:table-cell table:style-name="ce3" office:value-type="string" calcext:value-type="string">
            <text:p>Byty</text:p>
          </table:table-cell>
          <table:table-cell table:style-name="ce5" table:formula="of:=[.C7]/[.C19]/12" office:value-type="float" office:value="2.10700011976632" calcext:value-type="float">
            <text:p>2,11</text:p>
          </table:table-cell>
          <table:table-cell table:style-name="ce5" table:formula="of:=[.D7]/[.D19]/12" office:value-type="float" office:value="1.93676485742466" calcext:value-type="float">
            <text:p>1,94</text:p>
          </table:table-cell>
          <table:table-cell table:style-name="ce5" table:formula="of:=[.E7]/[.E19]/12" office:value-type="float" office:value="2.14135267078561" calcext:value-type="float">
            <text:p>2,14</text:p>
          </table:table-cell>
          <table:table-cell table:style-name="ce5" table:formula="of:=[.F7]/[.F19]/12" office:value-type="float" office:value="2.10740383652868" calcext:value-type="float">
            <text:p>2,11</text:p>
          </table:table-cell>
          <table:table-cell table:style-name="ce5" table:formula="of:=[.G7]/[.G19]/12" office:value-type="float" office:value="2.13182647707686" calcext:value-type="float">
            <text:p>2,13</text:p>
          </table:table-cell>
          <table:table-cell table:style-name="ce5" table:formula="of:=[.H7]/[.H19]/12" office:value-type="float" office:value="2.12400327606265" calcext:value-type="float">
            <text:p>2,12</text:p>
          </table:table-cell>
          <table:table-cell table:style-name="ce5" table:formula="of:=[.I7]/[.I19]/12" office:value-type="float" office:value="2.12091116605999" calcext:value-type="float">
            <text:p>2,12</text:p>
          </table:table-cell>
          <table:table-cell table:style-name="ce5" table:formula="of:=[.J7]/[.J19]/12" office:value-type="float" office:value="1.32718868421107" calcext:value-type="float">
            <text:p>1,33</text:p>
          </table:table-cell>
          <table:table-cell office:value-type="string" calcext:value-type="string">
            <text:p>(pozn.: od 2004 se platí po jednotkách, ne po m2)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SOLID</text:p>
          </table:table-cell>
          <table:table-cell table:style-name="ce3" office:value-type="string" calcext:value-type="string">
            <text:p>Nebyty</text:p>
          </table:table-cell>
          <table:table-cell table:style-name="ce5" table:formula="of:=[.C8]/[.C20]/12" office:value-type="float" office:value="9.3347453029456" calcext:value-type="float">
            <text:p>9,33</text:p>
          </table:table-cell>
          <table:table-cell table:style-name="ce5" table:formula="of:=[.D8]/[.D20]/12" office:value-type="float" office:value="8.20488997739287" calcext:value-type="float">
            <text:p>8,20</text:p>
          </table:table-cell>
          <table:table-cell table:style-name="ce5" table:formula="of:=[.E8]/[.E20]/12" office:value-type="float" office:value="7.49857467158764" calcext:value-type="float">
            <text:p>7,50</text:p>
          </table:table-cell>
          <table:table-cell table:style-name="ce5" table:formula="of:=[.F8]/[.F20]/12" office:value-type="float" office:value="7.76161928584476" calcext:value-type="float">
            <text:p>7,76</text:p>
          </table:table-cell>
          <table:table-cell table:style-name="ce5" table:formula="of:=[.G8]/[.G20]/12" office:value-type="float" office:value="6.41885483832949" calcext:value-type="float">
            <text:p>6,42</text:p>
          </table:table-cell>
          <table:table-cell table:style-name="ce5" table:formula="of:=[.H8]/[.H20]/12" office:value-type="float" office:value="6.47157919033958" calcext:value-type="float">
            <text:p>6,47</text:p>
          </table:table-cell>
          <table:table-cell table:style-name="ce5" table:formula="of:=[.I8]/[.I20]/12" office:value-type="float" office:value="5.93464514627714" calcext:value-type="float">
            <text:p>5,93</text:p>
          </table:table-cell>
          <table:table-cell table:style-name="ce5" table:formula="of:=[.J8]/[.J20]/12" office:value-type="float" office:value="4.03841234912876" calcext:value-type="float">
            <text:p>4,04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CENTRA</text:p>
          </table:table-cell>
          <table:table-cell table:style-name="ce3" office:value-type="string" calcext:value-type="string">
            <text:p>Byty</text:p>
          </table:table-cell>
          <table:table-cell table:style-name="ce5" table:formula="of:=[.C9]/[.C21]/12" office:value-type="float" office:value="2.65875993664048" calcext:value-type="float">
            <text:p>2,66</text:p>
          </table:table-cell>
          <table:table-cell table:style-name="ce5" table:formula="of:=[.D9]/[.D21]/12" office:value-type="float" office:value="2.68773962891856" calcext:value-type="float">
            <text:p>2,69</text:p>
          </table:table-cell>
          <table:table-cell table:style-name="ce5" table:formula="of:=[.E9]/[.E21]/12" office:value-type="float" office:value="2.70382374008374" calcext:value-type="float">
            <text:p>2,70</text:p>
          </table:table-cell>
          <table:table-cell table:style-name="ce5" table:formula="of:=[.F9]/[.F21]/12" office:value-type="float" office:value="2.72668010858163" calcext:value-type="float">
            <text:p>2,73</text:p>
          </table:table-cell>
          <table:table-cell table:style-name="ce5" table:formula="of:=[.G9]/[.G21]/12" office:value-type="float" office:value="2.74339911887176" calcext:value-type="float">
            <text:p>2,74</text:p>
          </table:table-cell>
          <table:table-cell table:style-name="ce5" table:formula="of:=[.H9]/[.H21]/12" office:value-type="float" office:value="2.72944341083968" calcext:value-type="float">
            <text:p>2,73</text:p>
          </table:table-cell>
          <table:table-cell table:style-name="ce5" table:formula="of:=[.I9]/[.I21]/12" office:value-type="float" office:value="2.80364522766736" calcext:value-type="float">
            <text:p>2,80</text:p>
          </table:table-cell>
          <table:table-cell table:style-name="ce5" table:formula="of:=[.J9]/[.J21]/12" office:value-type="float" office:value="1.98701824566557" calcext:value-type="float">
            <text:p>1,99</text:p>
          </table:table-cell>
          <table:table-cell office:value-type="string" calcext:value-type="string">
            <text:p>(pozn.: od 2004 se platí po jednotkách, ne po m2)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CENTRA</text:p>
          </table:table-cell>
          <table:table-cell table:style-name="ce3" office:value-type="string" calcext:value-type="string">
            <text:p>Nebyty</text:p>
          </table:table-cell>
          <table:table-cell table:style-name="ce5" table:formula="of:=[.C10]/[.C22]/12" office:value-type="float" office:value="1.35946210256903" calcext:value-type="float">
            <text:p>1,36</text:p>
          </table:table-cell>
          <table:table-cell table:style-name="ce5" table:formula="of:=[.D10]/[.D22]/12" office:value-type="float" office:value="1.5022091593484" calcext:value-type="float">
            <text:p>1,50</text:p>
          </table:table-cell>
          <table:table-cell table:style-name="ce5" table:formula="of:=[.E10]/[.E22]/12" office:value-type="float" office:value="1.3454290766901" calcext:value-type="float">
            <text:p>1,35</text:p>
          </table:table-cell>
          <table:table-cell table:style-name="ce5" table:formula="of:=[.F10]/[.F22]/12" office:value-type="float" office:value="1.69578456752854" calcext:value-type="float">
            <text:p>1,70</text:p>
          </table:table-cell>
          <table:table-cell table:style-name="ce5" table:formula="of:=[.G10]/[.G22]/12" office:value-type="float" office:value="2.20132034426346" calcext:value-type="float">
            <text:p>2,20</text:p>
          </table:table-cell>
          <table:table-cell table:style-name="ce5" table:formula="of:=[.H10]/[.H22]/12" office:value-type="float" office:value="2.05552961117222" calcext:value-type="float">
            <text:p>2,06</text:p>
          </table:table-cell>
          <table:table-cell table:style-name="ce5" table:formula="of:=[.I10]/[.I22]/12" office:value-type="float" office:value="1.41215186944051" calcext:value-type="float">
            <text:p>1,41</text:p>
          </table:table-cell>
          <table:table-cell table:style-name="ce5" table:formula="of:=[.J10]/[.J22]/12" office:value-type="float" office:value="1.03029447617343" calcext:value-type="float">
            <text:p>1,03</text:p>
          </table:table-cell>
          <table:table-cell table:number-columns-repeated="1014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8" number:language="cs" number:country="CZ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8P0"/>
    </number:number-style>
    <number:number-style style:name="N10109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9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9P0"/>
    </number:number-style>
    <number:number-style style:name="N10111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1" number:language="cs" number:country="CZ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1P0"/>
    </number:number-style>
    <number:number-style style:name="N10112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2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2P0"/>
    </number:number-style>
    <number:date-style style:name="N10113" number:language="cs" number:country="CZ">
      <number:day/>
      <number:text>.</number:text>
      <number:month/>
      <number:text>.</number:text>
      <number:year number:style="long"/>
    </number:date-style>
    <number:date-style style:name="N10114" number:language="cs" number:country="CZ">
      <number:day/>
      <number:text>.</number:text>
      <number:month number:textual="true"/>
      <number:text>.</number:text>
      <number:year/>
    </number:date-style>
    <number:date-style style:name="N10115" number:language="cs" number:country="CZ">
      <number:day/>
      <number:text>.</number:text>
      <number:month number:textual="true"/>
    </number:date-style>
    <number:date-style style:name="N10116" number:language="cs" number:country="CZ">
      <number:month number:textual="true"/>
      <number:text>.</number:text>
      <number:year/>
    </number:date-style>
    <number:time-style style:name="N10117" number:language="cs" number:country="CZ">
      <number:hours/>
      <number:text>:</number:text>
      <number:minutes number:style="long"/>
      <number:text> </number:text>
      <number:am-pm/>
    </number:time-style>
    <number:time-style style:name="N10118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cs" number:country="CZ">
      <number:hours/>
      <number:text>:</number:text>
      <number:minutes number:style="long"/>
    </number:time-style>
    <number:time-style style:name="N10120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21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3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3" number:language="cs" number:country="CZ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4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4P0"/>
    </number:number-style>
    <number:number-style style:name="N10126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6" number:language="cs" number:country="CZ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7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2" style:volatile="true" number:language="cs" number:country="CZ">
      <loext:text> </loext:text>
      <loext:fill-character> </loext:fill-character>
      <number:text>-      </number:text>
    </number:number-style>
    <number:text-style style:name="N10131" number:language="cs" number:country="CZ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5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5P2" style:volatile="true" number:language="cs" number:country="CZ">
      <loext:text> </loext:text>
      <loext:fill-character> </loext:fill-character>
      <number:text>- Kč </number:text>
    </number:number-style>
    <number:text-style style:name="N10135" number:language="cs" number:country="CZ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9" number:language="cs" number:country="CZ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43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43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0143" number:language="cs" number:country="CZ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7mm" fo:margin-left="0mm" fo:margin-right="0mm" fo:margin-bottom="2.77mm"/>
      </style:header-style>
      <style:footer-style>
        <style:header-footer-properties fo:min-height="7mm" fo:margin-left="0mm" fo:margin-right="0mm" fo:margin-top="2.7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6">00.00.0000</text:date>, <text:time style:data-style-name="N2" text:time-value="13:39:13.6257300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abransky Adam</meta:initial-creator>
    <meta:editing-cycles>7</meta:editing-cycles>
    <meta:print-date>2016-12-15T09:18:25</meta:print-date>
    <meta:creation-date>2016-11-14T13:21:14</meta:creation-date>
    <dc:date>2017-02-06T15:29:47.628012806</dc:date>
    <dc:language>cs-CZ</dc:language>
    <meta:editing-duration>PT21M11S</meta:editing-duration>
    <meta:generator>LibreOffice/5.0.6.2$Linux_X86_64 LibreOffice_project/00$Build-2</meta:generator>
    <dc:creator>Zabransky Adam</dc:creator>
    <meta:document-statistic meta:table-count="1" meta:cell-count="218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